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36">
      <style:table-cell-properties fo:border-top="thin solid #000000" fo:border-bottom="thin solid #000000" fo:border-left="thin solid #000000" fo:border-right="none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09033333333333cm"/>
    </style:style>
    <style:style style:name="co4" style:family="table-column">
      <style:table-column-properties fo:break-before="auto" style:column-width="3.6195cm"/>
    </style:style>
    <style:style style:name="co5" style:family="table-column">
      <style:table-column-properties fo:break-before="auto" style:column-width="3.83116666666667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2.11929in" svg:y="6.53333in" svg:width="5.01404in" svg:height="2.4083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number-columns-repeated="2" table:default-cell-style-name="ce1"/>
        <table:table-column table:style-name="co5" table:number-columns-repeated="3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Total fish-</text:p>
          </table:table-cell>
          <table:table-cell office:value-type="string" table:number-columns-spanned="2" table:number-rows-spanned="1" table:style-name="ce9">
            <text:p>Birth(fish)</text:p>
          </table:table-cell>
          <table:covered-table-cell/>
          <table:table-cell office:value-type="string" table:style-name="ce1">
            <text:p>Birth new fish</text:p>
          </table:table-cell>
          <table:table-cell office:value-type="string" table:number-columns-spanned="2" table:number-rows-spanned="1" table:style-name="ce9">
            <text:p>Death(fish)</text:p>
          </table:table-cell>
          <table:covered-table-cell/>
          <table:table-cell office:value-type="string" table:style-name="ce1">
            <text:p>Death</text:p>
          </table:table-cell>
          <table:table-cell office:value-type="string" table:style-name="ce1">
            <text:p>Total Harvested year</text:p>
          </table:table-cell>
          <table:table-cell office:value-type="string" table:style-name="ce1">
            <text:p>Total Amount</text:p>
          </table:table-cell>
          <table:table-cell table:style-name="ce1"/>
          <table:table-cell office:value-type="string" table:style-name="ce1">
            <text:p>Final Amount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string" table:style-name="ce1">
            <text:p>rate</text:p>
          </table:table-cell>
          <table:table-cell office:value-type="string" table:style-name="ce1">
            <text:p>amount</text:p>
          </table:table-cell>
          <table:table-cell table:style-name="ce1"/>
          <table:table-cell office:value-type="string" table:style-name="ce1">
            <text:p>rate</text:p>
          </table:table-cell>
          <table:table-cell office:value-type="string" table:style-name="ce1">
            <text:p>amoun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">
            <text:p>1<text:span text:style-name="T1">st</text:span></text:p>
          </table:table-cell>
          <table:table-cell office:value-type="float" office:value="12230" table:style-name="ce1">
            <text:p>12230</text:p>
          </table:table-cell>
          <table:table-cell office:value-type="float" office:value="1.2" table:number-columns-spanned="1" table:number-rows-spanned="8" table:style-name="ce9">
            <text:p>1.2</text:p>
          </table:table-cell>
          <table:table-cell office:value-type="float" office:value="14676" table:formula="of:=[.B3]*COM.MICROSOFT.SINGLE($$rateb)" table:style-name="ce1">
            <text:p>14676</text:p>
          </table:table-cell>
          <table:table-cell office:value-type="float" office:value="2446" table:formula="of:=([.D3]-[.B3])" table:style-name="ce1">
            <text:p>2446</text:p>
          </table:table-cell>
          <table:table-cell office:value-type="float" office:value="0.7" table:number-columns-spanned="1" table:number-rows-spanned="8" table:style-name="ce9">
            <text:p>0.7</text:p>
          </table:table-cell>
          <table:table-cell office:value-type="float" office:value="8561" table:formula="of:=[.B3]*[.F3]" table:style-name="ce1">
            <text:p>8561</text:p>
          </table:table-cell>
          <table:table-cell office:value-type="float" office:value="3669" table:formula="of:=([.B3]-[.G3])" table:style-name="ce1">
            <text:p>3669</text:p>
          </table:table-cell>
          <table:table-cell office:value-type="float" office:value="6115" table:style-name="ce1">
            <text:p>6115</text:p>
          </table:table-cell>
          <table:table-cell office:value-type="float" office:value="12230" table:formula="of:=([.E3]+[.H3]+[.I3])" table:style-name="ce1">
            <text:p>1223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2<text:span text:style-name="T1">nd</text:span></text:p>
          </table:table-cell>
          <table:table-cell office:value-type="float" office:value="12230" table:style-name="ce1">
            <text:p>12230</text:p>
          </table:table-cell>
          <table:covered-table-cell/>
          <table:table-cell office:value-type="float" office:value="14676" table:formula="of:=[.B4]*COM.MICROSOFT.SINGLE($$rateb)" table:style-name="ce1">
            <text:p>14676</text:p>
          </table:table-cell>
          <table:table-cell office:value-type="float" office:value="2446" table:formula="of:=([.D4]-[.B4])" table:style-name="ce1">
            <text:p>2446</text:p>
          </table:table-cell>
          <table:covered-table-cell/>
          <table:table-cell office:value-type="float" office:value="8561" table:formula="of:=([.B4]*COM.MICROSOFT.SINGLE($$fishd))" table:style-name="ce1">
            <text:p>8561</text:p>
          </table:table-cell>
          <table:table-cell office:value-type="float" office:value="3669" table:formula="of:=([.B4]-[.G4])" table:style-name="ce1">
            <text:p>3669</text:p>
          </table:table-cell>
          <table:table-cell office:value-type="float" office:value="6115" table:style-name="ce1">
            <text:p>6115</text:p>
          </table:table-cell>
          <table:table-cell office:value-type="float" office:value="12230" table:formula="of:=([.E4]+[.H4]+[.I4])" table:style-name="ce1">
            <text:p>1223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3<text:span text:style-name="T1">rd</text:span></text:p>
          </table:table-cell>
          <table:table-cell office:value-type="float" office:value="12230" table:style-name="ce1">
            <text:p>12230</text:p>
          </table:table-cell>
          <table:covered-table-cell/>
          <table:table-cell office:value-type="float" office:value="14676" table:formula="of:=[.B5]*COM.MICROSOFT.SINGLE($$rateb)" table:style-name="ce1">
            <text:p>14676</text:p>
          </table:table-cell>
          <table:table-cell office:value-type="float" office:value="2446" table:formula="of:=([.D5]-[.B5])" table:style-name="ce1">
            <text:p>2446</text:p>
          </table:table-cell>
          <table:covered-table-cell/>
          <table:table-cell office:value-type="float" office:value="8561" table:formula="of:=([.B5]*COM.MICROSOFT.SINGLE($$fishd))" table:style-name="ce1">
            <text:p>8561</text:p>
          </table:table-cell>
          <table:table-cell office:value-type="float" office:value="3669" table:formula="of:=([.B5]-[.G5])" table:style-name="ce1">
            <text:p>3669</text:p>
          </table:table-cell>
          <table:table-cell office:value-type="float" office:value="6115" table:style-name="ce1">
            <text:p>6115</text:p>
          </table:table-cell>
          <table:table-cell office:value-type="float" office:value="12230" table:formula="of:=([.E5]+[.H5]+[.I5])" table:style-name="ce1">
            <text:p>1223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4<text:span text:style-name="T1">th</text:span></text:p>
          </table:table-cell>
          <table:table-cell office:value-type="float" office:value="12230" table:style-name="ce1">
            <text:p>12230</text:p>
          </table:table-cell>
          <table:covered-table-cell/>
          <table:table-cell office:value-type="float" office:value="14676" table:formula="of:=[.B6]*COM.MICROSOFT.SINGLE($$rateb)" table:style-name="ce1">
            <text:p>14676</text:p>
          </table:table-cell>
          <table:table-cell office:value-type="float" office:value="2446" table:formula="of:=([.D6]-[.B6])" table:style-name="ce1">
            <text:p>2446</text:p>
          </table:table-cell>
          <table:covered-table-cell/>
          <table:table-cell office:value-type="float" office:value="8561" table:formula="of:=([.B6]*COM.MICROSOFT.SINGLE($$fishd))" table:style-name="ce1">
            <text:p>8561</text:p>
          </table:table-cell>
          <table:table-cell office:value-type="float" office:value="3669" table:formula="of:=([.B6]-[.G6])" table:style-name="ce1">
            <text:p>3669</text:p>
          </table:table-cell>
          <table:table-cell office:value-type="float" office:value="6115" table:style-name="ce1">
            <text:p>6115</text:p>
          </table:table-cell>
          <table:table-cell office:value-type="float" office:value="12230" table:formula="of:=([.E6]+[.H6]+[.I6])" table:style-name="ce1">
            <text:p>1223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5<text:span text:style-name="T1">th</text:span></text:p>
          </table:table-cell>
          <table:table-cell office:value-type="float" office:value="12230" table:style-name="ce1">
            <text:p>12230</text:p>
          </table:table-cell>
          <table:covered-table-cell/>
          <table:table-cell office:value-type="float" office:value="14676" table:formula="of:=[.B7]*COM.MICROSOFT.SINGLE($$rateb)" table:style-name="ce1">
            <text:p>14676</text:p>
          </table:table-cell>
          <table:table-cell office:value-type="float" office:value="2446" table:formula="of:=([.D7]-[.B7])" table:style-name="ce1">
            <text:p>2446</text:p>
          </table:table-cell>
          <table:covered-table-cell/>
          <table:table-cell office:value-type="float" office:value="8561" table:formula="of:=([.B7]*COM.MICROSOFT.SINGLE($$fishd))" table:style-name="ce1">
            <text:p>8561</text:p>
          </table:table-cell>
          <table:table-cell office:value-type="float" office:value="3669" table:formula="of:=([.B7]-[.G7])" table:style-name="ce1">
            <text:p>3669</text:p>
          </table:table-cell>
          <table:table-cell office:value-type="float" office:value="6115" table:style-name="ce1">
            <text:p>6115</text:p>
          </table:table-cell>
          <table:table-cell office:value-type="float" office:value="12230" table:formula="of:=([.E7]+[.H7]+[.I7])" table:style-name="ce1">
            <text:p>1223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6<text:span text:style-name="T1">th</text:span></text:p>
          </table:table-cell>
          <table:table-cell office:value-type="float" office:value="12230" table:style-name="ce1">
            <text:p>12230</text:p>
          </table:table-cell>
          <table:covered-table-cell/>
          <table:table-cell office:value-type="float" office:value="14676" table:formula="of:=[.B8]*COM.MICROSOFT.SINGLE($$rateb)" table:style-name="ce1">
            <text:p>14676</text:p>
          </table:table-cell>
          <table:table-cell office:value-type="float" office:value="2446" table:formula="of:=([.D8]-[.B8])" table:style-name="ce1">
            <text:p>2446</text:p>
          </table:table-cell>
          <table:covered-table-cell/>
          <table:table-cell office:value-type="float" office:value="8561" table:formula="of:=([.B8]*COM.MICROSOFT.SINGLE($$fishd))" table:style-name="ce1">
            <text:p>8561</text:p>
          </table:table-cell>
          <table:table-cell office:value-type="float" office:value="3669" table:formula="of:=([.B8]-[.G8])" table:style-name="ce1">
            <text:p>3669</text:p>
          </table:table-cell>
          <table:table-cell office:value-type="float" office:value="6115" table:style-name="ce1">
            <text:p>6115</text:p>
          </table:table-cell>
          <table:table-cell office:value-type="float" office:value="12230" table:formula="of:=([.E8]+[.H8]+[.I8])" table:style-name="ce1">
            <text:p>1223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7<text:span text:style-name="T1">th</text:span></text:p>
          </table:table-cell>
          <table:table-cell office:value-type="float" office:value="12230" table:style-name="ce1">
            <text:p>12230</text:p>
          </table:table-cell>
          <table:covered-table-cell/>
          <table:table-cell office:value-type="float" office:value="14676" table:formula="of:=[.B9]*COM.MICROSOFT.SINGLE($$rateb)" table:style-name="ce1">
            <text:p>14676</text:p>
          </table:table-cell>
          <table:table-cell office:value-type="float" office:value="2446" table:formula="of:=([.D9]-[.B9])" table:style-name="ce1">
            <text:p>2446</text:p>
          </table:table-cell>
          <table:covered-table-cell/>
          <table:table-cell office:value-type="float" office:value="8561" table:formula="of:=([.B9]*COM.MICROSOFT.SINGLE($$fishd))" table:style-name="ce1">
            <text:p>8561</text:p>
          </table:table-cell>
          <table:table-cell office:value-type="float" office:value="3669" table:formula="of:=([.B9]-[.G9])" table:style-name="ce1">
            <text:p>3669</text:p>
          </table:table-cell>
          <table:table-cell office:value-type="float" office:value="6115" table:style-name="ce1">
            <text:p>6115</text:p>
          </table:table-cell>
          <table:table-cell office:value-type="float" office:value="12230" table:formula="of:=([.E9]+[.H9]+[.I9])" table:style-name="ce1">
            <text:p>1223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8<text:span text:style-name="T1">th</text:span></text:p>
          </table:table-cell>
          <table:table-cell office:value-type="float" office:value="12230" table:style-name="ce1">
            <text:p>12230</text:p>
          </table:table-cell>
          <table:covered-table-cell/>
          <table:table-cell office:value-type="float" office:value="14676" table:formula="of:=[.B10]*COM.MICROSOFT.SINGLE($$rateb)" table:style-name="ce1">
            <text:p>14676</text:p>
          </table:table-cell>
          <table:table-cell office:value-type="float" office:value="2446" table:formula="of:=([.D10]-[.B10])" table:style-name="ce1">
            <text:p>2446</text:p>
          </table:table-cell>
          <table:covered-table-cell/>
          <table:table-cell office:value-type="float" office:value="8561" table:formula="of:=([.B10]*COM.MICROSOFT.SINGLE($$fishd))" table:style-name="ce1">
            <text:p>8561</text:p>
          </table:table-cell>
          <table:table-cell office:value-type="float" office:value="3669" table:formula="of:=([.B10]-[.G10])" table:style-name="ce1">
            <text:p>3669</text:p>
          </table:table-cell>
          <table:table-cell office:value-type="float" office:value="6115" table:style-name="ce1">
            <text:p>6115</text:p>
          </table:table-cell>
          <table:table-cell office:value-type="float" office:value="12230" table:formula="of:=([.E10]+[.H10]+[.I10])" table:style-name="ce1">
            <text:p>1223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9<text:span text:style-name="T1">th</text:span></text:p>
          </table:table-cell>
          <table:table-cell office:value-type="float" office:value="12230" table:style-name="ce1">
            <text:p>12230</text:p>
          </table:table-cell>
          <table:table-cell table:style-name="ce1"/>
          <table:table-cell office:value-type="float" office:value="14676" table:formula="of:=[.B11]*COM.MICROSOFT.SINGLE($$rateb)" table:style-name="ce1">
            <text:p>14676</text:p>
          </table:table-cell>
          <table:table-cell office:value-type="float" office:value="2446" table:formula="of:=([.D11]-[.B11])" table:style-name="ce1">
            <text:p>2446</text:p>
          </table:table-cell>
          <table:table-cell table:style-name="ce1"/>
          <table:table-cell office:value-type="float" office:value="8561" table:formula="of:=([.B11]*COM.MICROSOFT.SINGLE($$fishd))" table:style-name="ce1">
            <text:p>8561</text:p>
          </table:table-cell>
          <table:table-cell office:value-type="float" office:value="3669" table:formula="of:=([.B11]-[.G11])" table:style-name="ce1">
            <text:p>3669</text:p>
          </table:table-cell>
          <table:table-cell office:value-type="float" office:value="6115" table:style-name="ce1">
            <text:p>6115</text:p>
          </table:table-cell>
          <table:table-cell office:value-type="float" office:value="12230" table:formula="of:=([.E11]+[.H11]+[.I11])" table:style-name="ce1">
            <text:p>1223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10<text:span text:style-name="T1">th</text:span></text:p>
          </table:table-cell>
          <table:table-cell office:value-type="float" office:value="12230" table:style-name="ce1">
            <text:p>12230</text:p>
          </table:table-cell>
          <table:table-cell table:style-name="ce1"/>
          <table:table-cell office:value-type="float" office:value="14676" table:formula="of:=[.B12]*COM.MICROSOFT.SINGLE($$rateb)" table:style-name="ce1">
            <text:p>14676</text:p>
          </table:table-cell>
          <table:table-cell office:value-type="float" office:value="2446" table:formula="of:=([.D12]-[.B12])" table:style-name="ce1">
            <text:p>2446</text:p>
          </table:table-cell>
          <table:table-cell table:style-name="ce1"/>
          <table:table-cell office:value-type="float" office:value="8561" table:formula="of:=([.B12]*COM.MICROSOFT.SINGLE($$fishd))" table:style-name="ce1">
            <text:p>8561</text:p>
          </table:table-cell>
          <table:table-cell office:value-type="float" office:value="3669" table:formula="of:=([.B12]-[.G12])" table:style-name="ce1">
            <text:p>3669</text:p>
          </table:table-cell>
          <table:table-cell office:value-type="float" office:value="6115" table:style-name="ce1">
            <text:p>6115</text:p>
          </table:table-cell>
          <table:table-cell office:value-type="float" office:value="12230" table:formula="of:=([.E12]+[.H12]+[.I12])" table:style-name="ce1">
            <text:p>12230</text:p>
          </table:table-cell>
          <table:table-cell table:number-columns-repeated="16374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Question -2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9">
            <text:p><text:s text:c="34"/>Coffee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1"/>
          <table:table-cell office:value-type="string" table:style-name="ce3">
            <text:p>Cost</text:p>
          </table:table-cell>
          <table:table-cell office:value-type="string" table:style-name="ce4">
            <text:p>Price</text:p>
          </table:table-cell>
          <table:table-cell office:value-type="string" table:number-columns-spanned="2" table:number-rows-spanned="1" table:style-name="ce10">
            <text:p>Demand</text:p>
          </table:table-cell>
          <table:covered-table-cell/>
          <table:table-cell office:value-type="string" table:number-columns-spanned="2" table:number-rows-spanned="1" table:style-name="ce10">
            <text:p>Profit</text:p>
          </table:table-cell>
          <table:covered-table-cell/>
          <table:table-cell table:style-name="ce4"/>
          <table:table-cell office:value-type="string" table:style-name="ce5">
            <text:p>Total income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3"/>
          <table:table-cell table:style-name="ce4"/>
          <table:table-cell office:value-type="string" table:style-name="ce4">
            <text:p>unit</text:p>
          </table:table-cell>
          <table:table-cell office:value-type="string" table:style-name="ce4">
            <text:p>amount</text:p>
          </table:table-cell>
          <table:table-cell office:value-type="string" table:style-name="ce4">
            <text:p>weekly</text:p>
          </table:table-cell>
          <table:table-cell office:value-type="string" table:style-name="ce4">
            <text:p>monthly</text:p>
          </table:table-cell>
          <table:table-cell office:value-type="string" table:style-name="ce4">
            <text:p>Total</text:p>
          </table:table-cell>
          <table:table-cell table:style-name="ce5"/>
          <table:table-cell table:number-columns-repeated="16375"/>
        </table:table-row>
        <table:table-row table:style-name="ro1">
          <table:table-cell table:style-name="ce1"/>
          <table:table-cell office:value-type="currency" office:value="5" table:style-name="ce6">
            <text:p>₹5.00</text:p>
          </table:table-cell>
          <table:table-cell office:value-type="currency" office:value="10" table:style-name="ce7">
            <text:p>₹10.00</text:p>
          </table:table-cell>
          <table:table-cell office:value-type="float" office:value="150" table:style-name="ce4">
            <text:p>150</text:p>
          </table:table-cell>
          <table:table-cell office:value-type="currency" office:value="1500" table:formula="of:=[.C25]*[.D25]" table:style-name="ce7">
            <text:p>₹1,500.00</text:p>
          </table:table-cell>
          <table:table-cell office:value-type="currency" office:value="750" table:formula="of:=([.C25]-[.B25])*[.D25]" table:style-name="ce7">
            <text:p>₹750.00</text:p>
          </table:table-cell>
          <table:table-cell office:value-type="currency" office:value="3000" table:formula="of:=[.F25]*4" table:style-name="ce7">
            <text:p>₹3,000.00</text:p>
          </table:table-cell>
          <table:table-cell office:value-type="currency" office:value="86000" table:formula="of:=SUM([.G25:.G30])" table:number-columns-spanned="1" table:number-rows-spanned="6" table:style-name="ce11">
            <text:p>₹86,000.00</text:p>
          </table:table-cell>
          <table:table-cell office:value-type="currency" office:value="127000" table:formula="of:=SUM([.E25:.E30])*4" table:number-columns-spanned="1" table:number-rows-spanned="6" table:style-name="ce12">
            <text:p>₹1,27,000.0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currency" office:value="6" table:style-name="ce6">
            <text:p>₹6.00</text:p>
          </table:table-cell>
          <table:table-cell office:value-type="currency" office:value="15" table:style-name="ce7">
            <text:p>₹15.00</text:p>
          </table:table-cell>
          <table:table-cell office:value-type="float" office:value="175" table:style-name="ce4">
            <text:p>175</text:p>
          </table:table-cell>
          <table:table-cell office:value-type="currency" office:value="2625" table:formula="of:=[.C26]*[.D26]" table:style-name="ce7">
            <text:p>₹2,625.00</text:p>
          </table:table-cell>
          <table:table-cell office:value-type="currency" office:value="1575" table:formula="of:=([.C26]-[.B26])*[.D26]" table:style-name="ce7">
            <text:p>₹1,575.00</text:p>
          </table:table-cell>
          <table:table-cell office:value-type="currency" office:value="6300" table:formula="of:=[.F26]*4" table:style-name="ce7">
            <text:p>₹6,300.00</text:p>
          </table:table-cell>
          <table:covered-table-cell/>
          <table:covered-table-cell/>
          <table:table-cell table:number-columns-repeated="16375"/>
        </table:table-row>
        <table:table-row table:style-name="ro1">
          <table:table-cell table:style-name="ce1"/>
          <table:table-cell office:value-type="currency" office:value="7" table:style-name="ce6">
            <text:p>₹7.00</text:p>
          </table:table-cell>
          <table:table-cell office:value-type="currency" office:value="20" table:style-name="ce7">
            <text:p>₹20.00</text:p>
          </table:table-cell>
          <table:table-cell office:value-type="float" office:value="200" table:style-name="ce4">
            <text:p>200</text:p>
          </table:table-cell>
          <table:table-cell office:value-type="currency" office:value="4000" table:formula="of:=[.C27]*[.D27]" table:style-name="ce7">
            <text:p>₹4,000.00</text:p>
          </table:table-cell>
          <table:table-cell office:value-type="currency" office:value="2600" table:formula="of:=([.C27]-[.B27])*[.D27]" table:style-name="ce7">
            <text:p>₹2,600.00</text:p>
          </table:table-cell>
          <table:table-cell office:value-type="currency" office:value="10400" table:formula="of:=[.F27]*4" table:style-name="ce7">
            <text:p>₹10,400.00</text:p>
          </table:table-cell>
          <table:covered-table-cell/>
          <table:covered-table-cell/>
          <table:table-cell table:number-columns-repeated="16375"/>
        </table:table-row>
        <table:table-row table:style-name="ro1">
          <table:table-cell table:style-name="ce1"/>
          <table:table-cell office:value-type="currency" office:value="8" table:style-name="ce6">
            <text:p>₹8.00</text:p>
          </table:table-cell>
          <table:table-cell office:value-type="currency" office:value="25" table:style-name="ce7">
            <text:p>₹25.00</text:p>
          </table:table-cell>
          <table:table-cell office:value-type="float" office:value="225" table:style-name="ce4">
            <text:p>225</text:p>
          </table:table-cell>
          <table:table-cell office:value-type="currency" office:value="5625" table:formula="of:=[.C28]*[.D28]" table:style-name="ce7">
            <text:p>₹5,625.00</text:p>
          </table:table-cell>
          <table:table-cell office:value-type="currency" office:value="3825" table:formula="of:=([.C28]-[.B28])*[.D28]" table:style-name="ce7">
            <text:p>₹3,825.00</text:p>
          </table:table-cell>
          <table:table-cell office:value-type="currency" office:value="15300" table:formula="of:=[.F28]*4" table:style-name="ce7">
            <text:p>₹15,300.00</text:p>
          </table:table-cell>
          <table:covered-table-cell/>
          <table:covered-table-cell/>
          <table:table-cell table:number-columns-repeated="16375"/>
        </table:table-row>
        <table:table-row table:style-name="ro1">
          <table:table-cell table:style-name="ce1"/>
          <table:table-cell office:value-type="currency" office:value="9" table:style-name="ce6">
            <text:p>₹9.00</text:p>
          </table:table-cell>
          <table:table-cell office:value-type="currency" office:value="30" table:style-name="ce7">
            <text:p>₹30.00</text:p>
          </table:table-cell>
          <table:table-cell office:value-type="float" office:value="250" table:style-name="ce4">
            <text:p>250</text:p>
          </table:table-cell>
          <table:table-cell office:value-type="currency" office:value="7500" table:formula="of:=[.C29]*[.D29]" table:style-name="ce7">
            <text:p>₹7,500.00</text:p>
          </table:table-cell>
          <table:table-cell office:value-type="currency" office:value="5250" table:formula="of:=([.C29]-[.B29])*[.D29]" table:style-name="ce7">
            <text:p>₹5,250.00</text:p>
          </table:table-cell>
          <table:table-cell office:value-type="currency" office:value="21000" table:formula="of:=[.F29]*4" table:style-name="ce7">
            <text:p>₹21,000.00</text:p>
          </table:table-cell>
          <table:covered-table-cell/>
          <table:covered-table-cell/>
          <table:table-cell table:number-columns-repeated="16375"/>
        </table:table-row>
        <table:table-row table:style-name="ro1">
          <table:table-cell table:style-name="ce1"/>
          <table:table-cell office:value-type="currency" office:value="10" table:style-name="ce6">
            <text:p>₹10.00</text:p>
          </table:table-cell>
          <table:table-cell office:value-type="currency" office:value="35" table:style-name="ce7">
            <text:p>₹35.00</text:p>
          </table:table-cell>
          <table:table-cell office:value-type="float" office:value="300" table:style-name="ce4">
            <text:p>300</text:p>
          </table:table-cell>
          <table:table-cell office:value-type="currency" office:value="10500" table:formula="of:=[.C30]*[.D30]" table:style-name="ce7">
            <text:p>₹10,500.00</text:p>
          </table:table-cell>
          <table:table-cell office:value-type="currency" office:value="7500" table:formula="of:=([.C30]-[.B30])*[.D30]" table:style-name="ce7">
            <text:p>₹7,500.00</text:p>
          </table:table-cell>
          <table:table-cell office:value-type="currency" office:value="30000" table:formula="of:=[.F30]*4" table:style-name="ce7">
            <text:p>₹30,000.00</text:p>
          </table:table-cell>
          <table:covered-table-cell/>
          <table:covered-table-cell/>
          <table:table-cell table:number-columns-repeated="16375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l no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Gini index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00" table:style-name="ce1">
            <text:p>5000</text:p>
          </table:table-cell>
          <table:table-cell office:value-type="float" office:value="0.66666666666666674" table:formula="of:=1-2*SUMPRODUCT(([.B56:.B70]-AVERAGE([.B56:.B70]))*(ROW([.B56:.B70])-1))/(COUNTA([.B56:.B70])*(SUM([.B56:.B70])-AVERAGE([.B56:.B70])))" table:number-columns-spanned="1" table:number-rows-spanned="14" table:number-matrix-columns-spanned="1" table:number-matrix-rows-spanned="1" table:style-name="ce9">
            <text:p>0.66666666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000" table:style-name="ce1">
            <text:p>10000</text:p>
          </table:table-cell>
          <table:covered-table-cell/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000" table:style-name="ce1">
            <text:p>15000</text:p>
          </table:table-cell>
          <table:covered-table-cell/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000" table:style-name="ce1">
            <text:p>20000</text:p>
          </table:table-cell>
          <table:covered-table-cell/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000" table:style-name="ce1">
            <text:p>25000</text:p>
          </table:table-cell>
          <table:covered-table-cell/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0000" table:style-name="ce1">
            <text:p>30000</text:p>
          </table:table-cell>
          <table:covered-table-cell/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000" table:style-name="ce1">
            <text:p>35000</text:p>
          </table:table-cell>
          <table:covered-table-cell/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000" table:style-name="ce1">
            <text:p>40000</text:p>
          </table:table-cell>
          <table:covered-table-cell/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5000" table:style-name="ce1">
            <text:p>45000</text:p>
          </table:table-cell>
          <table:covered-table-cell/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0000" table:style-name="ce1">
            <text:p>50000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5000" table:style-name="ce1">
            <text:p>55000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0000" table:style-name="ce1">
            <text:p>60000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5000" table:style-name="ce1">
            <text:p>65000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0000" table:style-name="ce1">
            <text:p>70000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5000" table:style-name="ce1">
            <text:p>75000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4" table:style-name="ce8">
            <text:p>4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ountry name</text:p>
          </table:table-cell>
          <table:table-cell office:value-type="string" table:style-name="ce1">
            <text:p><text:s text:c="9"/>sales</text:p>
          </table:table-cell>
          <table:table-cell office:value-type="string" table:style-name="ce1">
            <text:p>Total Sal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Z</text:p>
          </table:table-cell>
          <table:table-cell office:value-type="float" office:value="5467794" table:style-name="ce1">
            <text:p>5467794</text:p>
          </table:table-cell>
          <table:table-cell office:value-type="float" office:value="30368821" table:formula="of:=$$AZ+$$CA+$$MT+$$NY+$$NJ" table:number-columns-spanned="1" table:number-rows-spanned="5" table:style-name="ce9">
            <text:p>3036882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CA</text:p>
          </table:table-cell>
          <table:table-cell office:value-type="float" office:value="4649587" table:style-name="ce1">
            <text:p>4649587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1">
            <text:p>MT</text:p>
          </table:table-cell>
          <table:table-cell office:value-type="float" office:value="7954667" table:style-name="ce1">
            <text:p>7954667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1">
            <text:p>NY</text:p>
          </table:table-cell>
          <table:table-cell office:value-type="float" office:value="3498796" table:style-name="ce1">
            <text:p>3498796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1">
            <text:p>NJ</text:p>
          </table:table-cell>
          <table:table-cell office:value-type="float" office:value="8797977" table:style-name="ce1">
            <text:p>8797977</text:p>
          </table:table-cell>
          <table:covered-table-cell/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ountry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total sal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Z</text:p>
          </table:table-cell>
          <table:table-cell office:value-type="float" office:value="4343213" table:style-name="ce1">
            <text:p>4343213</text:p>
          </table:table-cell>
          <table:table-cell table:number-columns-spanned="1" table:number-rows-spanned="5" table:style-name="ce13"/>
          <table:table-cell table:number-columns-repeated="16380"/>
        </table:table-row>
        <table:table-row table:style-name="ro1">
          <table:table-cell/>
          <table:table-cell office:value-type="string" table:style-name="ce1">
            <text:p>CA</text:p>
          </table:table-cell>
          <table:table-cell office:value-type="float" office:value="54564" table:style-name="ce1">
            <text:p>54564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1">
            <text:p>MT</text:p>
          </table:table-cell>
          <table:table-cell office:value-type="float" office:value="5413654" table:style-name="ce1">
            <text:p>5413654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1">
            <text:p>NY</text:p>
          </table:table-cell>
          <table:table-cell office:value-type="float" office:value="656567" table:style-name="ce1">
            <text:p>656567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1">
            <text:p>NJ</text:p>
          </table:table-cell>
          <table:table-cell office:value-type="float" office:value="66898458" table:style-name="ce1">
            <text:p>66898458</text:p>
          </table:table-cell>
          <table:covered-table-cell/>
          <table:table-cell table:number-columns-repeated="16380"/>
        </table:table-row>
        <table:table-row table:number-rows-repeated="1048482" table:style-name="ro1">
          <table:table-cell table:number-columns-repeated="16384"/>
        </table:table-row>
      </table:table>
      <table:named-expressions>
        <table:named-range table:name="AZ" table:cell-range-address="Sheet1.$C$79" table:base-cell-address="Sheet1.$A$1"/>
        <table:named-range table:name="b" table:cell-range-address="Sheet1.$B$2" table:base-cell-address="Sheet1.$A$1"/>
        <table:named-range table:name="CA" table:cell-range-address="Sheet1.$C$80" table:base-cell-address="Sheet1.$A$1"/>
        <table:named-range table:name="d" table:cell-range-address="Sheet1.$G$3" table:base-cell-address="Sheet1.$A$1"/>
        <table:named-range table:name="fishd" table:cell-range-address="Sheet1.$F$3" table:base-cell-address="Sheet1.$A$1"/>
        <table:named-range table:name="MT" table:cell-range-address="Sheet1.$C$81" table:base-cell-address="Sheet1.$A$1"/>
        <table:named-range table:name="NJ" table:cell-range-address="Sheet1.$C$83" table:base-cell-address="Sheet1.$A$1"/>
        <table:named-range table:name="NY" table:cell-range-address="Sheet1.$C$82" table:base-cell-address="Sheet1.$A$1"/>
        <table:named-range table:name="rateb" table:cell-range-address="Sheet1.$C$3" table:base-cell-address="Sheet1.$A$1"/>
        <table:named-range table:name="v" table:cell-range-address="Sheet1.$F$3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ukdeb Mondal</dc:creator>
    <meta:creation-date>2024-02-08T12:28:31Z</meta:creation-date>
    <dc:date>2024-02-08T15:23:53Z</dc:date>
    <meta:editing-cycles>7</meta:editing-cycles>
    <meta:editing-duration>PT30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314004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aecf00" draw:opacity="100%" draw:stroke="non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173.3996850393701pt" svg:width="361.0108661417322pt" chart:style-name="Crt0">
        <chart:legend chart:legend-position="end" chart:legend-align="center" chart:style-name="Lgnd"/>
        <chart:plot-area svg:x="4.285511811023622pt" svg:y="8.351102362204723pt" svg:width="271.4740157480315pt" svg:height="165.048503937007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23" chart:values-cell-range-address="Sheet1.$B$24:.$B$30" chart:class="chart:bar" chart:attached-axis="primary-y" chart:style-name="G0S0">
            <chart:data-point chart:repeated="7"/>
          </chart:series>
          <chart:series chart:label-cell-address="Sheet1.$C$23" chart:values-cell-range-address="Sheet1.$C$24:.$C$30" chart:class="chart:bar" chart:attached-axis="primary-y" chart:style-name="G0S1">
            <chart:data-point chart:repeated="7"/>
          </chart:series>
          <chart:series chart:label-cell-address="Sheet1.$D$23" chart:values-cell-range-address="Sheet1.$D$24:.$D$30" chart:class="chart:bar" chart:attached-axis="primary-y" chart:style-name="G0S2">
            <chart:data-point chart:repeated="7"/>
          </chart:series>
          <chart:series chart:label-cell-address="Sheet1.$E$23" chart:values-cell-range-address="Sheet1.$E$24:.$E$30" chart:class="chart:bar" chart:attached-axis="primary-y" chart:style-name="G0S3">
            <chart:data-point chart:repeated="7"/>
          </chart:series>
          <chart:series chart:label-cell-address="Sheet1.$F$23" chart:values-cell-range-address="Sheet1.$F$24:.$F$30" chart:class="chart:bar" chart:attached-axis="primary-y" chart:style-name="G0S4">
            <chart:data-point chart:repeated="7"/>
          </chart:series>
          <chart:series chart:label-cell-address="Sheet1.$G$23" chart:values-cell-range-address="Sheet1.$G$24:.$G$30" chart:class="chart:bar" chart:attached-axis="primary-y" chart:style-name="G0S5">
            <chart:data-point chart:repeated="7"/>
          </chart:series>
          <chart:series chart:label-cell-address="Sheet1.$H$23" chart:values-cell-range-address="Sheet1.$H$24:.$H$30" chart:class="chart:bar" chart:attached-axis="primary-y" chart:style-name="G0S6">
            <chart:data-point chart:repeated="7"/>
          </chart:series>
          <chart:series chart:label-cell-address="Sheet1.$I$23" chart:values-cell-range-address="Sheet1.$I$24:.$I$30" chart:class="chart:bar" chart:attached-axis="primary-y" chart:style-name="G0S7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